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54cm" svg:height="9.652cm" svg:x="9.636cm" svg:y="10.615cm">
          <text:p text:style-name="P1">Actuator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319cm" svg:height="7.566cm" svg:x="1cm" svg:y="1.054cm">
          <text:p text:style-name="P1"><text:s/>Communication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413cm" svg:x="1.127cm" svg:y="10.742cm">
          <text:p text:style-name="P1"/>
          <text:p text:style-name="P1">Processing unit: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84cm" svg:height="1.905cm" svg:x="1.181cm" svg:y="4.189cm">
          <text:p text:style-name="P1">Video TX:</text:p>
          <text:p text:style-name="P1">600mW 5.8GHz A/V Transmit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1.778cm" svg:x="1.181cm" svg:y="6.361cm">
          <text:p text:style-name="P1">Telemetry:</text:p>
          <text:p text:style-name="P1">XBee Pro Module-ZB Series 2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414cm" svg:height="1.789cm" svg:x="9.844cm" svg:y="14.16cm">
          <text:p text:style-name="P1">Brushless DC motor:</text:p>
          <text:p text:style-name="P1">Turnigy Park300 Outrunner 1080k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2.032cm" svg:x="9.89cm" svg:y="11.885cm">
          <text:p text:style-name="P1">Brushless Speed Controller:</text:p>
          <text:p text:style-name="P1">HobbyKing 20A BlueSeries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1.651cm" svg:x="9.89cm" svg:y="16.203cm">
          <text:p text:style-name="P1">Servo Controller:</text:p>
          <text:p text:style-name="P1">Micro Maestro 6-Channel USB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1.651cm" svg:x="9.89cm" svg:y="18.235cm">
          <text:p text:style-name="P1">Servo: (2)</text:p>
          <text:p text:style-name="P1">Hitec HS-82MG Micro Metal Gear 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1.805cm" svg:x="3.532cm" svg:y="13.1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7.112cm" svg:height="12.002cm" svg:x="1cm" svg:y="14.938cm">
          <text:p text:style-name="P1">Sensor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04cm" svg:height="1.397cm" svg:x="1.154cm" svg:y="16.574cm">
          <text:p text:style-name="P1">Camera:</text:p>
          <text:p text:style-name="P1">PRO700 700TVL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04cm" svg:height="1.397cm" svg:x="1.154cm" svg:y="19.852cm">
          <text:p text:style-name="P1">Accelerometer:</text:p>
          <text:p text:style-name="P1">ADXL34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24cm" svg:height="2.159cm" svg:x="8.112cm" svg:y="10.8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1.811cm" svg:height="1.682cm" svg:x="1.135cm" svg:y="2.244cm">
          <text:p text:style-name="P1">Radio Control RX:<text:tab/></text:p>
          <text:p text:style-name="P1">Futaba R6208 SBus 8-Channel 2.4GHz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397cm" svg:x="1.127cm" svg:y="18.213cm">
          <text:p text:style-name="P1">GPS:</text:p>
          <text:p text:style-name="P1">Adafruit ultimate 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37cm" svg:x="1.362cm" svg:y="11.612cm">
          <text:p text:style-name="P1">uC:</text:p>
          <text:p text:style-name="P1">STM32F10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04cm" svg:height="1.397cm" svg:x="1.154cm" svg:y="21.453cm">
          <text:p text:style-name="P1">Gyroscope:</text:p>
          <text:p text:style-name="P1">ITG-32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04cm" svg:height="1.397cm" svg:x="1.154cm" svg:y="23.053cm">
          <text:p text:style-name="P1">Magnetometer:</text:p>
          <text:p text:style-name="P1">HMC5883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04cm" svg:height="1.397cm" svg:x="1.154cm" svg:y="24.654cm">
          <text:p text:style-name="P1">Barometer:</text:p>
          <text:p text:style-name="P1">BMP0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159cm" svg:height="1.932cm" svg:x="3.413cm" svg:y="8.7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10.954cm" svg:height="6.001cm" svg:x="9.636cm" svg:y="20.939cm">
          <text:p text:style-name="P1">Power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1.651cm" svg:x="9.89cm" svg:y="22.082cm">
          <text:p text:style-name="P1">Li-Po Battery:</text:p>
          <text:p text:style-name="P1">Revox Pro 2S 1500mAh 25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1.651cm" svg:x="9.863cm" svg:y="24.068cm">
          <text:p text:style-name="P1">Step-Down Voltage Regulator:</text:p>
          <text:p text:style-name="P1">Pololu D15V70F5S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14cm" svg:height="1.651cm" svg:x="9.89cm" svg:y="22.083cm">
          <text:p text:style-name="P1">Li-Po Battery:</text:p>
          <text:p text:style-name="P1">Revox Pro 2S 1500mAh 25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0T07:25:21</meta:creation-date>
    <dc:date>2013-12-30T14:06:47</dc:date>
    <meta:editing-duration>PT5H31M10S</meta:editing-duration>
    <meta:editing-cycles>80</meta:editing-cycles>
    <meta:generator>LibreOffice/4.0.2.2$Linux_X86_64 LibreOffice_project/400m0$Build-2</meta:generator>
    <meta:document-statistic meta:object-count="25"/>
  </office:meta>
</office:document-meta>
</file>